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43in" table:align="left"/>
    </style:style>
    <style:style style:name="Table1.A" style:family="table-column">
      <style:table-column-properties style:column-width="2.741in"/>
    </style:style>
    <style:style style:name="Table1.B" style:family="table-column">
      <style:table-column-properties style:column-width="1.0458in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cccccc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 style:may-break-between-rows="false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4" style:family="table">
      <style:table-properties style:width="3.1375in" table:align="right" style:may-break-between-rows="true"/>
    </style:style>
    <style:style style:name="Table4.A" style:family="table-column">
      <style:table-column-properties style:column-width="2.0896in"/>
    </style:style>
    <style:style style:name="Table4.B" style:family="table-column">
      <style:table-column-properties style:column-width="1.0479in"/>
    </style:style>
    <style:style style:name="Table4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officeooo:paragraph-rsid="0011dc8a"/>
    </style:style>
    <style:style style:name="P2" style:family="paragraph" style:parent-style-name="Header">
      <style:paragraph-properties fo:text-align="start" style:justify-single-word="false"/>
      <style:text-properties fo:font-size="12pt" officeooo:paragraph-rsid="0011dc8a" style:font-size-asian="12pt" style:font-size-complex="12pt"/>
    </style:style>
    <style:style style:name="P3" style:family="paragraph" style:parent-style-name="Footer">
      <style:paragraph-properties fo:text-align="center" style:justify-single-word="false"/>
      <style:text-properties officeooo:paragraph-rsid="0011dc8a"/>
    </style:style>
    <style:style style:name="P4" style:family="paragraph" style:parent-style-name="Standard">
      <style:paragraph-properties fo:margin-left="4.4409in" fo:margin-right="0in" fo:text-indent="0in" style:auto-text-indent="false"/>
    </style:style>
    <style:style style:name="P5" style:family="paragraph" style:parent-style-name="Standard" style:master-page-name="">
      <style:paragraph-properties fo:margin-left="4.4409in" fo:margin-right="0in" fo:text-indent="0in" style:auto-text-indent="false" style:page-number="auto" fo:break-before="page"/>
    </style:style>
    <style:style style:name="P6" style:family="paragraph" style:parent-style-name="Table_20_Heading">
      <style:paragraph-properties fo:text-align="end" style:justify-single-word="false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paragraph-properties fo:text-align="end" style:justify-single-word="false"/>
      <style:text-properties officeooo:paragraph-rsid="00153e37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ext_20_body">
      <style:paragraph-properties fo:text-align="start" style:justify-single-word="false"/>
    </style:style>
    <style:style style:name="P11" style:family="paragraph" style:parent-style-name="Text_20_body">
      <style:paragraph-properties fo:text-align="start" style:justify-single-word="false"/>
      <style:text-properties style:text-underline-style="none"/>
    </style:style>
    <style:style style:name="P12" style:family="paragraph" style:parent-style-name="Text_20_body">
      <style:text-properties officeooo:rsid="0013c923" officeooo:paragraph-rsid="0013c923"/>
    </style:style>
    <style:style style:name="P13" style:family="paragraph" style:parent-style-name="Standard" style:master-page-name="">
      <style:paragraph-properties style:page-number="auto" fo:break-before="auto" fo:break-after="auto"/>
    </style:style>
    <style:style style:name="P14" style:family="paragraph" style:parent-style-name="Standard">
      <style:paragraph-properties fo:margin-left="0in" fo:margin-right="0in" fo:text-indent="0in" style:auto-text-indent="false"/>
      <style:text-properties style:font-name="Liberation Serif2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2"/>
    </style:style>
    <style:style style:name="P16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7" style:family="paragraph" style:parent-style-name="Heading_20_2">
      <style:paragraph-properties fo:text-align="start" style:justify-single-word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placeholder text:placeholder-type="text">&lt;for each="purchase in records"&gt;</text:placeholder></text:p>
      <text:p text:style-name="P5"><text:placeholder text:placeholder-type="text">&lt;set_lang(purchase.party.lang and purchase.party.lang.code or 'en_US')&gt;</text:placeholder><text:placeholder text:placeholder-type="text">&lt;purchase.set_lang(purchase.party.lang and purchase.party.lang.code or 'en_US')&gt;</text:placeholder><text:placeholder text:placeholder-type="text">&lt;purchase.party.full_name&gt;</text:placeholder></text:p>
      <text:p text:style-name="P4"><text:placeholder text:placeholder-type="text">&lt;if test="purchase.invoice_address"&gt;</text:placeholder></text:p>
      <text:p text:style-name="P4"><text:placeholder text:placeholder-type="text">&lt;for each="line in purchase.invoice_address.full_address.split('\n')"&gt;</text:placeholder></text:p>
      <text:p text:style-name="P4"><text:placeholder text:placeholder-type="text">&lt;line&gt;</text:placeholder></text:p>
      <text:p text:style-name="P4"><text:placeholder text:placeholder-type="text">&lt;/for&gt;</text:placeholder></text:p>
      <text:p text:style-name="P4"><text:placeholder text:placeholder-type="text">&lt;/if&gt;</text:placeholder></text:p>
      <text:p text:style-name="P4"><text:placeholder text:placeholder-type="text">&lt;if test="purchase.party.vat_code"&gt;</text:placeholder></text:p>
      <text:p text:style-name="P4">VAT: <text:placeholder text:placeholder-type="text">&lt;purchase.party.vat_code&gt;</text:placeholder></text:p>
      <text:p text:style-name="P4"><text:placeholder text:placeholder-type="text">&lt;/if&gt;</text:placeholder></text:p>
      <text:p text:style-name="P10"><text:placeholder text:placeholder-type="text">&lt;choose test=""&gt;</text:placeholder></text:p>
      <text:p text:style-name="P11"><text:placeholder text:placeholder-type="text">&lt;when test="purchase.state == 'draft'"&gt;</text:placeholder></text:p>
      <text:p text:style-name="P16">Draft Purchase Order</text:p>
      <text:p text:style-name="P11"><text:placeholder text:placeholder-type="text">&lt;/when&gt;</text:placeholder></text:p>
      <text:p text:style-name="P11"><text:placeholder text:placeholder-type="text">&lt;when test="purchase.state == 'quotation'"&gt;</text:placeholder></text:p>
      <text:p text:style-name="P16">Request for Quotation N°: <text:placeholder text:placeholder-type="text">&lt;purchase.number&gt;</text:placeholder></text:p>
      <text:p text:style-name="P11"><text:placeholder text:placeholder-type="text">&lt;/when&gt;</text:placeholder></text:p>
      <text:p text:style-name="P11"><text:placeholder text:placeholder-type="text">&lt;otherwise test=""&gt;</text:placeholder></text:p>
      <text:p text:style-name="P16">Purchase Order N°: <text:placeholder text:placeholder-type="text">&lt;purchase.number&gt;</text:placeholder></text:p>
      <text:p text:style-name="P11"><text:placeholder text:placeholder-type="text">&lt;/otherwise&gt;</text:placeholder></text:p>
      <text:p text:style-name="P11"><text:placeholder text:placeholder-type="text">&lt;/choose&gt;</text:placeholder></text:p>
      <text:p text:style-name="Text_20_body"><text:soft-page-break/>Description: <text:placeholder text:placeholder-type="text">&lt;purchase.description or ''&gt;</text:placeholder></text:p>
      <text:p text:style-name="P12">Reference: <text:placeholder text:placeholder-type="text">&lt;purchase.reference or ''&gt;</text:placeholder></text:p>
      <text:p text:style-name="Text_20_body">Date: <text:placeholder text:placeholder-type="text">&lt;format_date(purchase.purchase_date, purchase.party.lang) if purchase.purchase_date else ''&gt;</text:placeholder></text:p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Quantity</text:p>
            </table:table-cell>
            <table:table-cell table:style-name="Table1.A1" office:value-type="string">
              <text:p text:style-name="Table_20_Heading">Unit Price</text:p>
            </table:table-cell>
            <table:table-cell table:style-name="Table1.A1" office:value-type="string">
              <text:p text:style-name="Table_20_Heading">Taxes</text:p>
            </table:table-cell>
            <table:table-cell table:style-name="Table1.E1" office:value-type="string">
              <text:p text:style-name="Table_20_Heading">Amount</text:p>
            </table:table-cell>
          </table:table-row>
        </table:table-header-rows>
        <table:table-row>
          <table:table-cell table:style-name="Table1.A17" table:number-columns-spanned="5" office:value-type="string">
            <text:p text:style-name="Table_20_Contents"><text:placeholder text:placeholder-type="text">&lt;for each="line in purchas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14"><text:placeholder text:placeholder-type="text">&lt;for each="line in line.description.split('\n')"&gt;</text:placeholder></text:p>
            <text:p text:style-name="P14"><text:placeholder text:placeholder-type="text">&lt;line&gt;</text:placeholder></text:p>
            <text:p text:style-name="P14"><text:placeholder text:placeholder-type="text">&lt;/for&gt;</text:placeholder></text:p>
          </table:table-cell>
          <table:table-cell table:style-name="Table1.D5" office:value-type="string">
            <text:p text:style-name="P7"><text:placeholder text:placeholder-type="text">&lt;(format_number(line.quantity, purchase.party.lang, digits=line.unit_digits) + (line.unit and (' ' + line.unit.symbol) or '')) or ''&gt;</text:placeholder></text:p>
          </table:table-cell>
          <table:table-cell table:style-name="Table1.D5" office:value-type="string">
            <text:p text:style-name="P8"><text:placeholder text:placeholder-type="text">&lt;format_number(line.unit_price, purchase.party.lang, digits=line.__class__.unit_price.digits[1], monetary=purchase.currency)&gt;</text:placeholder></text:p>
          </table:table-cell>
          <table:table-cell table:style-name="Table1.D5" office:value-type="string">
            <text:p text:style-name="P9"><text:placeholder text:placeholder-type="text">&lt;for each="tax in line.taxes"&gt;</text:placeholder></text:p>
            <text:p text:style-name="P9"><text:placeholder text:placeholder-type="text">&lt;tax.description&gt;</text:placeholder></text:p>
            <text:p text:style-name="P9"><text:placeholder text:placeholder-type="text">&lt;/for&gt;</text:placeholder></text:p>
          </table:table-cell>
          <table:table-cell table:style-name="Table1.E8" office:value-type="string">
            <text:p text:style-name="P7"><text:placeholder text:placeholder-type="text">&lt;format_currency(line.amount, purchase.party.lang, purchase.currency)&gt;</text:placeholder></text:p>
          </table:table-cell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4" office:value-type="string">
            <text:p text:style-name="Heading_20_2"><text:placeholder text:placeholder-type="text">&lt;for each="line in line.description.split('\n')"&gt;</text:placeholder></text:p>
            <text:p text:style-name="Heading_20_2"><text:placeholder text:placeholder-type="text">&lt;line&gt;</text:placeholder></text:p>
            <text:p text:style-name="P17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E8" office:value-type="string">
            <text:p text:style-name="P7"><text:placeholder text:placeholder-type="text">&lt;format_currency(line.amount, purchase.party.lang, purchase.currency)&gt;</text:placeholder></text:p>
          </table:table-cell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1.A11" table:number-columns-spanned="5" office:value-type="string">
            <text:p text:style-name="Heading_20_2"><text:placeholder text:placeholder-type="text">&lt;for each="line in line.description.split('\n')"&gt;</text:placeholder></text:p>
            <text:p text:style-name="Heading_20_2"><text:placeholder text:placeholder-type="text">&lt;line&gt;</text:placeholder></text:p>
            <text:p text:style-name="Heading_20_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P14"><text:placeholder text:placeholder-type="text">&lt;for each="line in line.description.split('\n')"&gt;</text:placeholder></text:p>
            <text:p text:style-name="P14"><text:placeholder text:placeholder-type="text">&lt;line&gt;</text:placeholder></text:p>
            <text:p text:style-name="P1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ext:p text:style-name="Table_20_Contents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6">Total (excl. taxes):</text:p>
                </table:table-cell>
                <table:table-cell table:style-name="Table4.B1" office:value-type="string">
                  <text:p text:style-name="P7"><text:placeholder text:placeholder-type="text">&lt;format_currency(purchase.untaxed_amount, purchase.party.lang, purchas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6">Taxes:</text:p>
                </table:table-cell>
                <table:table-cell table:style-name="Table4.B3" office:value-type="string">
                  <text:p text:style-name="P7"><text:placeholder text:placeholder-type="text">&lt;format_currency(purchase.tax_amount, purchase.party.lang, purchas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6">Total:</text:p>
                </table:table-cell>
                <table:table-cell table:style-name="Table4.B3" office:value-type="string">
                  <text:p text:style-name="P7"><text:placeholder text:placeholder-type="text">&lt;format_currency(purchase.total_amount, purchase.party.lang, purchase.currency)&gt;</text:placeholder></text:p>
                </table:table-cell>
              </table:table-row>
            </table:table>
            <text:p text:style-name="Table_20_Contents"/>
          </table:table-cell>
        </table:table-row>
      </table:table>
      <text:p text:style-name="Text_20_body"><text:placeholder text:placeholder-type="text">&lt;for each="comment in (purchase.comment or '').split('\n')"&gt;</text:placeholder></text:p>
      <text:p text:style-name="Text_20_body"><text:placeholder text:placeholder-type="text">&lt;comment&gt;</text:placeholder></text:p>
      <text:p text:style-name="Text_20_body"><text:placeholder text:placeholder-type="text">&lt;/for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11dc8a"/>
    </style:style>
    <style:style style:name="MP2" style:family="paragraph" style:parent-style-name="Footer">
      <style:paragraph-properties fo:text-align="center" style:justify-single-word="false"/>
      <style:text-properties officeooo:paragraph-rsid="0011dc8a"/>
    </style:style>
    <style:style style:name="MP3" style:family="paragraph" style:parent-style-name="Header">
      <style:paragraph-properties fo:text-align="start" style:justify-single-word="false"/>
      <style:text-properties fo:font-size="12pt" officeooo:paragraph-rsid="0011dc8a" style:font-size-asian="12pt" style:font-size-complex="12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if test="company.header"&gt;</text:placeholder></text:p>
        <text:p text:style-name="MP1"><text:placeholder text:placeholder-type="text">&lt;for each="line in company.header.split('\n')"&gt;</text:placeholder></text:p>
        <text:p text:style-name="MP1"><text:placeholder text:placeholder-type="text">&lt;line&gt;</text:placeholder></text:p>
        <text:p text:style-name="MP1"><text:placeholder text:placeholder-type="text">&lt;/for&gt;</text:placeholder></text:p>
        <text:p text:style-name="MP2"><text:placeholder text:placeholder-type="text">&lt;/if&gt;</text:placeholder></text:p>
        <text:p text:style-name="MP3"><text:placeholder text:placeholder-type="text">&lt;company.rec_name&gt;</text:placeholder></text:p>
      </style:header>
      <style:footer>
        <text:p text:style-name="MP2"><text:placeholder text:placeholder-type="text">&lt;if test="company.footer"&gt;</text:placeholder></text:p>
        <text:p text:style-name="MP2"><text:placeholder text:placeholder-type="text">&lt;for each="line in company.footer.split('\n')"&gt;</text:placeholder></text:p>
        <text:p text:style-name="MP2"><text:placeholder text:placeholder-type="text">&lt;line&gt;</text:placeholder></text:p>
        <text:p text:style-name="MP2"><text:placeholder text:placeholder-type="text">&lt;/for&gt;</text:placeholder></text:p>
        <text:p text:style-name="MP2"><text:placeholder text:placeholder-type="text">&lt;/if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meta:creation-date>2008-06-07T15:28:22</meta:creation-date>
    <dc:date>2009-01-10T16:03:32</dc:date>
    <meta:editing-cycles>1</meta:editing-cycles>
    <meta:editing-duration>PT0S</meta:editing-duration>
    <meta:document-statistic meta:table-count="3" meta:image-count="0" meta:object-count="0" meta:page-count="5" meta:paragraph-count="81" meta:word-count="198" meta:character-count="2337" meta:non-whitespace-character-count="2220"/>
    <meta:user-defined meta:name="Info 1"/>
    <meta:user-defined meta:name="Info 2"/>
    <meta:user-defined meta:name="Info 3"/>
    <meta:user-defined meta:name="Info 4"/>
  </office:meta>
</office:document-meta>
</file>